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, 'Comic Sans MS'"/>
    <style:font-face style:name="Lohit Hindi1" svg:font-family="'Lohit Hindi'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fo:color="#000080"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1" fo:font-size="12pt" style:font-size-asian="12pt" style:font-size-complex="12pt"/>
    </style:style>
    <style:style style:name="T2" style:family="text">
      <style:text-properties style:font-name="Arial1" fo:font-size="10pt"/>
    </style:style>
    <style:style style:name="T3" style:family="text">
      <style:text-properties style:font-name="arial" fo:font-size="1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0pt"/>
    </style:style>
    <style:style style:name="T6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colas estaduais do RS recebem doação de seis mil computadores</text:p>
      <text:p text:style-name="P4"/>
      <text:p text:style-name="P1">O projeto de inclusão digital foi lançado durante o 13º Fórum Internacional Software Livre (fisl13) </text:p>
      <text:p text:style-name="Standard"/>
      <text:p text:style-name="P2">Na manhã desta sexta-feira, dia 26, durante as atividades do 13º Fórum Internacional Software Livre, o Governo do Estado, juntamente com o Banrisul, as Secretaria de Comunicação e Educação do RS e a PROCERGS, anunciou uma ação em prol da inclusão tecnológica que integra o projeto RS Mais Digital. O Banrisul doará seis mil computadores usados a escolas estaduais do RS. A ação integra o PGID – Plano Gaúcho de Inclusão Digital. </text:p>
      <text:p text:style-name="P2"/>
      <text:p text:style-name="P2">De acordo com a Secretária de Estado de Comunicação e Inclusão Digital, Vera Spolidoro, a doação e a reutilização das máquinas são um importante instrumento que propiciarão formação tecnológica para jovens de baixa renda. “Antes, esses computadores iam para o lixo, mas, agora, vamos reaproveitá-los com função pedagógica”, afirmou. O vice-presidente do Banrisul, Flávio Lammel, garantiu que os computadores são de ótima qualidade. “Estamos oportunizando a modernização da rede tecnológica do Banrisul e, com isso, também realizamos inclusão digital”, finalizou. <text:s/>Segundo o Diretor de Inclusão Digital do Governo do Estado do RS, Gérson Barrey, todas as máquinas possuem Software Livre. <text:s text:c="2"/></text:p>
      <text:p text:style-name="P2"/>
      <text:p text:style-name="P2">Antes da reutilização, as máquinas vão passar pelo Centro de Recondicionamento de Computadores (CRC), em Viamão, criado em parceria com o Governo do Estado e a Rede Marista. “Nesse processo, os jovens irão aprender sobre hardware e software e a criar novos aplicativos”, salienta Spolidoro. Com este projeto, a estimativa do Governo é formar 760 jovens por ano para o mercado de trabalho. </text:p>
      <text:p text:style-name="P2"/>
      <text:p text:style-name="P3"><text:span text:style-name="Strong_20_Emphasis"><text:span text:style-name="T3">Sobre o Fórum Internacional Software Livre (fisl)</text:span></text:span><text:span text:style-name="T2"><text:line-break/></text:span><text:span text:style-name="T4">O Fórum Internacional de Software Livre (fisl) acontece desde o ano 2000 - chegando em sua 13ª edição. É considerado o mais consolidado evento da área na América Latina e um dos maiores do mundo. Fundado nos  ideais  construídos  inicialmente  pelo físico e programador Richard  Stallman  e,  posteriormente,  pela comunidade  de  hackers  e  desenvolvedores  do  sistema  operacional  GNU/Linux, o fisl surgiu de uma mobilização em prol da luta pela liberdade e autonomia tecnológica do país. O  evento  é  o momento  de  encontro  físico  de  muitas  pessoas do de diversas partes do mundo que  se  conhecem  e  trabalham  apenas  pela internet em projetos das mais variadas temáticas. A comunidade de usuários é o coração do fisl e interage com diversos outros setores da sociedade, como a academia, profissionais, empresas, investidores, governos e sociedade civil.</text:span><text:span text:style-name="T1"><text:line-break/><text:line-break/></text:span><text:span text:style-name="Strong_20_Emphasis"><text:span text:style-name="T5">Porto Alegre, 27 de julho de 2012</text:span></text:span><text:span text:style-name="T2"><text:line-break/><text:line-break/></text:span><text:span text:style-name="T5">Núcleo de Atendimento 13° Fórum Internacional de Software Livre</text:span><text:span text:style-name="T2"><text:line-break/></text:span><text:span text:style-name="T5">Coordenação: Nicole Carvalho – nicole@enfato.com.br – 51 8118.1501</text:span><text:span text:style-name="T2"><text:line-break/></text:span><text:span text:style-name="T5">Direção:Mariana Turkenicz– mariana@enfato.com.br – 51 8121.7062</text:span><text:span text:style-name="T2"><text:line-break/>Atendimento: Bruna Brinques – </text:span><text:a xlink:type="simple" xlink:href="mailto:bruna@enfato.com.br"><text:span text:style-name="T2">bruna@enfato.com.br</text:span></text:a><text:span text:style-name="T2"> <text:line-break/></text:span><text:span text:style-name="T5">Enfato Comunicação Empresarial</text:span><text:span text:style-name="T2"><text:line-break/></text:span><text:span text:style-name="T5">51 30.261.261</text:span><text:span text:style-name="T2"><text:line-break/></text:span><text:span text:style-name="T5">www.enfato.com.br</text:span> </text:p>
      <text:p text:style-name="P3"/>
      <text:p text:style-name="P3"><text:soft-page-break/>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, 'Comic Sans MS'"/>
    <style:font-face style:name="Lohit Hindi1" svg:font-family="'Lohit Hindi'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sl 13 </meta:initial-creator>
    <meta:creation-date>2012-07-27T11:49:41</meta:creation-date>
    <dc:date>2012-07-27T15:11:10</dc:date>
    <dc:creator>Fisl 13 </dc:creator>
    <meta:editing-duration>PT2H44M16S</meta:editing-duration>
    <meta:editing-cycles>63</meta:editing-cycles>
    <meta:generator>LibreOffice/3.5$Linux_x86 LibreOffice_project/350m1$Build-3</meta:generator>
    <meta:printed-by>Fisl 13 </meta:printed-by>
    <meta:print-date>2012-07-27T15:04:11</meta:print-date>
    <meta:document-statistic meta:table-count="0" meta:image-count="0" meta:object-count="0" meta:page-count="2" meta:paragraph-count="6" meta:word-count="441" meta:character-count="2935" meta:non-whitespace-character-count="2458"/>
  </office:meta>
</office:document-meta>
</file>